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Preformatted_20_Text">
      <style:paragraph-properties fo:margin-left="0.4925in" fo:margin-right="0in" fo:text-indent="0in" style:auto-text-inden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PDL $MIDDLE</text:p>
      <text:p text:style-name="P2"><text:a xlink:type="simple" xlink:href="../DungeonCraftHelp.html">DungeonCraft Help Home</text:a></text:p>
      <text:p text:style-name="P2">Extracts characters from the middle of a string.</text:p>
      <text:p text:style-name="P3">$MIDDLE(string, first, number);</text:p>
      <text:p text:style-name="P2">'first' is the index of the first character (starting at 0), and 'number' is the number of characters. <text:s/>Examples:</text:p>
      <text:p text:style-name="P3">$MIDDLE("abcd".2,1) = "c"</text:p>
      <text:p text:style-name="P3">$MIDDLE("abcd",1,2) = "bc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08T14:30:37</meta:creation-date>
    <meta:generator>OpenOffice.org/3.2$Win32 OpenOffice.org_project/320m12$Build-9483</meta:generator>
    <meta:editing-cycles>2</meta:editing-cycles>
    <meta:editing-duration>PT00H01M29S</meta:editing-duration>
    <dc:title>$MIDDLE</dc:title>
    <dc:date>2010-05-09T17:47:45.72</dc:date>
    <dc:creator>Paul Stevens</dc:creator>
    <meta:document-statistic meta:table-count="0" meta:image-count="0" meta:object-count="0" meta:page-count="1" meta:paragraph-count="7" meta:word-count="41" meta:character-count="277"/>
  </office:meta>
</office:document-meta>
</file>